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c9f84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none" fo:font-weight="normal" officeooo:rsid="001c9f84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3pt" style:text-underline-style="none" fo:font-weight="normal" officeooo:rsid="001c9f84" style:font-size-asian="13pt" style:font-weight-asian="normal" style:font-size-complex="13pt" style:font-weight-complex="normal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font-size="18pt" style:text-underline-style="solid" style:text-underline-width="auto" style:text-underline-color="font-color" fo:font-weight="bold" officeooo:rsid="001c9f84" style:font-size-asian="18pt" style:font-weight-asian="bold" style:font-size-complex="18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ize-complex="14pt"/>
    </style:style>
    <style:style style:name="gr1" style:family="graphic">
      <style:graphic-properties draw:textarea-horizontal-align="justify" draw:textarea-vertical-align="middle" draw:auto-grow-height="false" fo:min-height="1.011cm" fo:min-width="0.7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f6f9d4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064cm" fo:min-width="0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f6f9d4" draw:fill="none" draw:fill-color="#ffffff" fo:min-height="2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f6f9d4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vertical-align="middle" draw:auto-grow-height="false" fo:min-height="0.501cm" fo:min-width="1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draw:auto-grow-height="false" fo:min-height="0.575cm" fo:min-width="2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1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5.054cm" fo:min-width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ffff" draw:textarea-horizontal-align="justify" draw:textarea-vertical-align="middle" draw:auto-grow-height="false" fo:min-height="5.251cm" fo:min-width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ffff" draw:textarea-horizontal-align="justify" draw:textarea-vertical-align="middle" draw:auto-grow-height="false" fo:min-height="13.704cm" fo:min-width="15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Shape3_0" draw:style-name="gr8" draw:text-style-name="P8" svg:width="4.569cm" svg:height="1.23cm" svg:x="12.084cm" svg:y="3.067cm"><draw:text-box><text:p><text:span text:style-name="T2">Nginx container</text:span></text:p></draw:text-box></draw:frame><draw:custom-shape text:anchor-type="paragraph" draw:z-index="2" draw:name="Shape2_0" draw:style-name="gr10" draw:text-style-name="P10" svg:width="4.71cm" svg:height="5.252cm" svg:x="11.79cm" svg:y="2.605cm"><text:p/><draw:enhanced-geometry svg:viewBox="0 0 21600 21600" draw:type="rectangle" draw:enhanced-path="M 0 0 L 21600 0 21600 21600 0 21600 0 0 Z N"/></draw:custom-shape><draw:custom-shape text:anchor-type="paragraph" draw:z-index="1" draw:name="Shape2" draw:style-name="gr9" draw:text-style-name="P10" svg:width="5.054cm" svg:height="5.054cm" svg:x="2.425cm" svg:y="2.635cm"><text:p/><draw:enhanced-geometry svg:viewBox="0 0 21600 21600" draw:type="rectangle" draw:enhanced-path="M 0 0 L 21600 0 21600 21600 0 21600 0 0 Z N"/></draw:custom-shape><draw:frame text:anchor-type="paragraph" draw:z-index="4" draw:name="Shape3" draw:style-name="gr8" draw:text-style-name="P8" svg:width="4.569cm" svg:height="1.23cm" svg:x="2.91cm" svg:y="3.212cm"><draw:text-box><text:p><text:span text:style-name="T2">Puppet Master </text:span><text:span text:style-name="T2">container</text:span></text:p></draw:text-box></draw:frame><draw:frame text:anchor-type="paragraph" draw:z-index="6" draw:name="Shape3_1" draw:style-name="gr8" draw:text-style-name="P8" svg:width="4.569cm" svg:height="1.23cm" svg:x="7.973cm" svg:y="10.142cm"><draw:text-box><text:p><text:span text:style-name="T2">Puppet Agent</text:span></text:p></draw:text-box></draw:frame><draw:frame text:anchor-type="paragraph" draw:z-index="7" draw:name="Shape3_2" draw:style-name="gr8" draw:text-style-name="P8" svg:width="4.359cm" svg:height="1.23cm" svg:x="2.909cm" svg:y="4.874cm"><draw:text-box><text:p><text:span text:style-name="T2">http://</text:span><text:span text:style-name="T2">container_ip:8140</text:span></text:p></draw:text-box></draw:frame><draw:frame text:anchor-type="paragraph" draw:z-index="8" draw:name="Shape3_3" draw:style-name="gr8" draw:text-style-name="P8" svg:width="4.359cm" svg:height="1.23cm" svg:x="12.141cm" svg:y="4.78cm"><draw:text-box><text:p><text:span text:style-name="T2">http://</text:span><text:span text:style-name="T2">container_ip:8141</text:span></text:p></draw:text-box></draw:frame><draw:frame text:anchor-type="paragraph" draw:z-index="9" draw:name="Shape3_4" draw:style-name="gr2" draw:text-style-name="P8" svg:width="4.359cm" svg:height="0.678cm" svg:x="2.57cm" svg:y="9.151cm"><draw:text-box><text:p><text:span text:style-name="T2">http://localhost:8140</text:span></text:p></draw:text-box></draw:frame><draw:custom-shape text:anchor-type="paragraph" draw:z-index="3" draw:name="Shape2_1" draw:style-name="gr9" draw:text-style-name="P10" svg:width="5.054cm" svg:height="5.054cm" svg:x="7.488cm" svg:y="8.913cm"><text:p/><draw:enhanced-geometry svg:viewBox="0 0 21600 21600" draw:type="rectangle" draw:enhanced-path="M 0 0 L 21600 0 21600 21600 0 21600 0 0 Z N"/></draw:custom-shape><draw:custom-shape text:anchor-type="paragraph" draw:z-index="10" draw:name="Shape4" draw:style-name="gr7" draw:text-style-name="P9" svg:width="3.541cm" svg:height="2.435cm" svg:x="3.939cm" svg:y="9.641cm"><text:p/>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custom-shape text:anchor-type="paragraph" draw:z-index="0" draw:name="Shape1" draw:style-name="gr11" draw:text-style-name="P10" svg:width="15.657cm" svg:height="13.704cm" svg:x="1.489cm" svg:y="0.843cm"><text:p/><draw:enhanced-geometry svg:viewBox="0 0 21600 21600" draw:type="rectangle" draw:enhanced-path="M 0 0 L 21600 0 21600 21600 0 21600 0 0 Z N"/></draw:custom-shape><draw:custom-shape text:anchor-type="paragraph" draw:z-index="11" draw:name="Shape4_0" draw:style-name="gr6" draw:text-style-name="P9" svg:width="3.096cm" svg:height="2.128cm" svg:x="12.541cm" svg:y="9.641cm"><text:p/><draw:enhanced-geometry svg:viewBox="0 0 21600 21600" draw:mirror-horizontal="false" draw:mirror-vertical="fals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frame text:anchor-type="paragraph" draw:z-index="12" draw:name="Shape3_6" draw:style-name="gr5" draw:text-style-name="P8" svg:width="3.668cm" svg:height="1.142cm" svg:x="11.878cm" svg:y="1.184cm"><draw:text-box><text:p><text:span text:style-name="T3">/var/</text:span><text:span text:style-name="T2">file/ folder is </text:span><text:span text:style-name="T2">serving in nginx</text:span></text:p></draw:text-box></draw:frame><draw:frame text:anchor-type="paragraph" draw:z-index="13" draw:name="Shape3_7" draw:style-name="gr4" draw:text-style-name="P8" svg:width="4.359cm" svg:height="2.281cm" svg:x="1.769cm" svg:y="12.076cm"><draw:text-box><text:p><text:span text:style-name="T2">Catalogs,plugins and </text:span><text:span text:style-name="T2">files are taken from </text:span><text:span text:style-name="T2">8140 port </text:span><text:span text:style-name="T2">communication</text:span></text:p></draw:text-box></draw:frame><draw:frame text:anchor-type="paragraph" draw:z-index="14" draw:name="Shape3_8" draw:style-name="gr4" draw:text-style-name="P8" svg:width="4.359cm" svg:height="2.281cm" svg:x="12.786cm" svg:y="11.769cm"><draw:text-box><text:p><text:span text:style-name="T2">The packages installed </text:span><text:span text:style-name="T2">from url are taken </text:span><text:span text:style-name="T2">from nginx</text:span></text:p><text:p><text:span text:style-name="T2">Ex: pip install</text:span></text:p></draw:text-box></draw:frame><draw:custom-shape text:anchor-type="paragraph" draw:z-index="15" draw:name="Shape5" draw:style-name="gr3" draw:text-style-name="P7" svg:width="1.574cm" svg:height="1.325cm" svg:x="4.008cm" svg:y="7.826cm"><text:p/>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6" draw:name="Shape3_9" draw:style-name="gr2" draw:text-style-name="P8" svg:width="4.359cm" svg:height="0.678cm" svg:x="12.541cm" svg:y="9.118cm"><draw:text-box><text:p><text:span text:style-name="T2">http://localhost:8141</text:span></text:p></draw:text-box></draw:frame><draw:custom-shape text:anchor-type="paragraph" draw:z-index="17" draw:name="Shape5_0" draw:style-name="gr1" draw:text-style-name="P7" svg:width="1.576cm" svg:height="1.262cm" svg:x="13.915cm" svg:y="7.856cm"><text:p/>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<text:span text:style-name="T1">Host Machin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/etc/puppetlabs/puppet/puppet.conf</text:p>
      <text:p text:style-name="P4"/>
      <text:p text:style-name="P5">[master]</text:p>
      <text:p text:style-name="P5">vardir = /opt/puppetlabs/server/data/puppetserver</text:p>
      <text:p text:style-name="P5">logdir = /var/log/puppetlabs/puppetserver</text:p>
      <text:p text:style-name="P5">rundir = /var/run/puppetlabs/puppetserver</text:p>
      <text:p text:style-name="P5">pidfile = /var/run/puppetlabs/puppetserver/puppetserver.pid</text:p>
      <text:p text:style-name="P5">codedir = /etc/puppetlabs/code</text:p>
      <text:p text:style-name="P5"/>
      <text:p text:style-name="P4">cat /etc/puppetlabs/puppet/hiera.yaml</text:p>
      <text:p text:style-name="P5"/>
      <text:p text:style-name="P6">version: 5</text:p>
      <text:p text:style-name="P6">hierarchy:</text:p>
      <text:p text:style-name="P6"><text:s text:c="2"/>- name: client</text:p>
      <text:p text:style-name="P6"><text:s text:c="4"/>#path: "/etc/puppetlabs/code/environments/zeo_puppet6/client.yaml"</text:p>
      <text:p text:style-name="P6"><text:s text:c="4"/>path: "/etc/puppetlabs/code/environments/%{environment}/client_build/hieradata/client.yaml"</text:p>
      <text:p text:style-name="P6"><text:s text:c="2"/>- name: secret</text:p>
      <text:p text:style-name="P6"><text:s text:c="4"/>path: "/etc/puppetlabs/code/environments/%{environment}/client_build/hieradata/secret.yaml"</text:p>
      <text:p text:style-name="P6"><text:s text:c="2"/>- name: default</text:p>
      <text:p text:style-name="P6"><text:s text:c="4"/>path: "/etc/puppetlabs/code/environments/%{environment}/client_build/hieradata/default.yaml"</text:p>
      <text:p text:style-name="P6"><text:s text:c="2"/>- name: versions</text:p>
      <text:p text:style-name="P6"><text:s text:c="4"/>path: "/etc/puppetlabs/code/environments/%{environment}/client_build/hieradata/versions.yaml"</text:p>
      <text:p text:style-name="P1"/>
      <text:p text:style-name="P3">/etc/puppetlabs/puppet/fileserver.conf</text:p>
      <text:p text:style-name="P3"/>
      <text:p text:style-name="P2">[packages]</text:p>
      <text:p text:style-name="P2">path /apps/zeomega/puppet/var/files</text:p>
      <text:p text:style-name="P2">allow *</text:p>
      <text:p text:style-name="P2"><text:s/></text:p>
      <text:p text:style-name="P2">[common]</text:p>
      <text:p text:style-name="P2">path /etc/puppetlabs/code/environmen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4T00:43:39.750205363</meta:creation-date>
    <dc:date>2023-01-18T18:25:19.909865748</dc:date>
    <meta:editing-duration>PT15M5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55" meta:character-count="989" meta:non-whitespace-character-count="930"/>
  </office:meta>
</office:document-meta>
</file>